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Consolas, 'Courier New', monospace"/>
    <style:font-face style:name="Consolas1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b385e" officeooo:paragraph-rsid="001b385e"/>
    </style:style>
    <style:style style:name="P2" style:family="paragraph" style:parent-style-name="Standard">
      <style:paragraph-properties fo:text-align="start" style:justify-single-word="false"/>
      <style:text-properties style:font-name="Arial" fo:font-size="24pt" fo:font-style="normal" fo:font-weight="bold" officeooo:rsid="001b385e" officeooo:paragraph-rsid="001b385e" style:font-style-asian="normal" style:font-weight-asian="bold" style:font-style-complex="normal" style:font-weight-complex="bold"/>
    </style:style>
    <style:style style:name="P3" style:family="paragraph" style:parent-style-name="Standard">
      <style:text-properties style:font-name="Arial" fo:font-size="16pt" fo:font-weight="bold" officeooo:rsid="001b385e" officeooo:paragraph-rsid="001b385e" style:font-weight-asian="bold" style:font-weight-complex="bold"/>
    </style:style>
    <style:style style:name="P4" style:family="paragraph" style:parent-style-name="Standard">
      <style:text-properties style:font-name="Consolas1" officeooo:rsid="001b385e" officeooo:paragraph-rsid="001b385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ecyfikacja projektu:</text:p>
      <text:p text:style-name="P1"/>
      <text:p text:style-name="P1"><text:span text:style-name="T2">Wybrany temat: "Przepisy"</text:span></text:p>
      <text:p text:style-name="P3">Skład zespołu:</text:p>
      <text:p text:style-name="P1">- Łukasz Litwiński,</text:p>
      <text:p text:style-name="P1">- Daniel Pietrzeniuk.</text:p>
      <text:p text:style-name="P1"/>
      <text:p text:style-name="P3">Wymagania sprzętowe:</text:p>
      <text:p text:style-name="P1">- RAM: 1GB (sam profiler wskazuje 100MB),</text:p>
      <text:p text:style-name="P1">- CPU: dual-core@1.7GHz,</text:p>
      <text:p text:style-name="P1">- Miejsce na dysku na bazę danych,</text:p>
      <text:p text:style-name="P1">- System obsługujący .NET Core 3.1</text:p>
      <text:p text:style-name="P1"/>
      <text:p text:style-name="P3">Zrealizowane funkcjonalności:</text:p>
      <text:p text:style-name="P1"><text:span text:style-name="T1">1. (1 pkt - Autoryzacja)</text:span> Profil użytkownika :</text:p>
      <text:p text:style-name="P1">- jako Niezalogowany Użytkownik mam możliwość rejestracji w serwisie</text:p>
      <text:p text:style-name="P1">- jako Niezalogowany Użytkownik mogę się zalogować i wylogować z serwisu</text:p>
      <text:p text:style-name="P1"><text:span text:style-name="T1">2. (1 pkt - Tworzenie i edytowanie przepisów)</text:span> Zalogowany użytkownik ma możliwość opublikowania przepisu na posiłek. Przepis powinien zawierać nazwę, listę składników, opis wykonania oraz datę publikacji. Użytkownik może edytować i usuwać przepisy, które stworzył.</text:p>
      <text:p text:style-name="P1"><text:span text:style-name="T1">3. (1 pkt - Lista ulubionych przepisów)</text:span> Zalogowany użytkownik ma możliwość dodawania/usuwania przepisu do/z listy ulubionych. Może dowolnie przeglądać listę ulubionych przepisów.</text:p>
      <text:p text:style-name="P1"><text:span text:style-name="T1">4. (1 pkt - Wyszukiwanie przepisów)</text:span> Użytkownik (zalogowany i niezalogowany) ma możliwość wyszukania przepis po nazwie lub nazwie użytkownika. Wyszukane przepisy są wyświetlane według najnowszej daty publikacji.</text:p>
      <text:p text:style-name="P1"><text:span text:style-name="T1">5. (1 pkt - Przeglądanie profilów innych użytkowników)</text:span> Użytkownik (zalogowany i niezalogowany) może przeglądać przepisy opublikowane na profilu autora. Przepisy są sortowane według najnowszej daty publikacji.</text:p>
      <text:p text:style-name="P1"><text:span text:style-name="T1">6. (2 pkt - Kategorie przepisów)</text:span> Zalogowany użytkownik może dodawać, usuwać i edytować kategorie. Usunięcie kategorii nie powinno spowodować usunięcia przepisu. Autor przepisu może go przypisać do kilku kategorii (np. śniadania, vege), a dowolny użytkownik może wyszukiwać przepisy po kategorii.</text:p>
      <text:p text:style-name="P1"><text:span text:style-name="T1">7. (1 pkt - Głosowanie na przepisach)</text:span> Zalogowani użytkownicy mogą głosować na przepis (na “+” i “-”). Jeden zalogowany użytkownik może tylko raz zagłosować na wybrany przepis (na + lub na -).</text:p>
      <text:p text:style-name="P1"><text:span text:style-name="T1">- 1. (0,5 pkt - Ranking)</text:span> Na stronie głównej aplikacji powinny być prezentowane 10 najlepiej ocenianych przepisów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Consolas, 'Courier New', monospace"/>
    <style:font-face style:name="Consolas1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7T15:18:45.128000000</dc:date>
    <meta:editing-duration>PT5M15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21" meta:word-count="267" meta:character-count="1926" meta:non-whitespace-character-count="1680"/>
  </office:meta>
</office:document-meta>
</file>